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3489.571575" calcext:value-type="float">
            <text:p>23489.571575</text:p>
          </table:table-cell>
          <table:table-cell table:formula="of:=[.H2]/24/365" office:value-type="float" office:value="2.6814579423516" calcext:value-type="float">
            <text:p>2.6814579423516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0"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8.93806" calcext:value-type="float">
            <text:p>68.93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6.06083" calcext:value-type="float">
            <text:p>66.06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36917" calcext:value-type="float">
            <text:p>47.36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13556" calcext:value-type="float">
            <text:p>43.13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1.33583" calcext:value-type="float">
            <text:p>51.33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27194" calcext:value-type="float">
            <text:p>41.27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86889" calcext:value-type="float">
            <text:p>38.86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2556" calcext:value-type="float">
            <text:p>32.12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194" calcext:value-type="float">
            <text:p>42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778" calcext:value-type="float">
            <text:p>32.08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83111" calcext:value-type="float">
            <text:p>42.8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278" calcext:value-type="float">
            <text:p>32.21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556" calcext:value-type="float">
            <text:p>32.21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ABORTED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1" calcext:value-type="float">
            <text:p>88459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ABORTED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2" calcext:value-type="float">
            <text:p>88459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ABORTED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3" calcext:value-type="float">
            <text:p>88459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ABORTED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4" calcext:value-type="float">
            <text:p>88459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0:51:12.938445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27T10:53:20.030393281</dc:date>
    <meta:editing-duration>P5DT16H34M58S</meta:editing-duration>
    <meta:editing-cycles>236</meta:editing-cycles>
    <meta:document-statistic meta:table-count="1" meta:cell-count="7307" meta:object-count="0"/>
  </office:meta>
</office:document-meta>
</file>